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center" style:justify-single-word="false"/>
      <style:text-properties fo:font-size="18pt" officeooo:rsid="0001402c" officeooo:paragraph-rsid="0001402c" style:font-size-asian="18pt" style:font-size-complex="18pt"/>
    </style:style>
    <style:style style:name="P2" style:family="paragraph" style:parent-style-name="Text_20_body">
      <style:text-properties fo:font-weight="bold" officeooo:rsid="0001402c" officeooo:paragraph-rsid="0001402c" style:font-weight-asian="bold" style:font-weight-complex="bold"/>
    </style:style>
    <style:style style:name="P3" style:family="paragraph" style:parent-style-name="Text_20_body">
      <style:text-properties officeooo:rsid="0001402c" officeooo:paragraph-rsid="0001402c"/>
    </style:style>
    <style:style style:name="P4" style:family="paragraph" style:parent-style-name="Text_20_body">
      <style:text-properties officeooo:rsid="00023631" officeooo:paragraph-rsid="00023631"/>
    </style:style>
    <style:style style:name="P5" style:family="paragraph" style:parent-style-name="Text_20_body">
      <style:text-properties officeooo:rsid="00050fce" officeooo:paragraph-rsid="00050fce"/>
    </style:style>
    <style:style style:name="T1" style:family="text">
      <style:text-properties officeooo:rsid="00050fce"/>
    </style:style>
    <style:style style:name="T2" style:family="text">
      <style:text-properties officeooo:rsid="0002363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g</text:span>aZap Test Effort</text:p>
      <text:p text:style-name="P1">(will improve on another pass)</text:p>
      <text:p text:style-name="P2">Spring</text:p>
      <text:p text:style-name="P3"><text:tab/>RestController</text:p>
      <text:p text:style-name="P3"><text:tab/>Service</text:p>
      <text:p text:style-name="P3"><text:tab/>Annotation</text:p>
      <text:p text:style-name="P3">&lt;document more stuff&gt;</text:p>
      <text:p text:style-name="P3">Temporal</text:p>
      <text:p text:style-name="P3">&lt;document&gt;</text:p>
      <text:p text:style-name="P3">Docling</text:p>
      <text:p text:style-name="P3">&lt;document&gt;</text:p>
      <text:p text:style-name="P3">Embedded model</text:p>
      <text:p text:style-name="P4"><text:tab/>OpenAI</text:p>
      <text:p text:style-name="P5">no download. Must run on internet</text:p>
      <text:p text:style-name="P4"><text:tab/>Ollama</text:p>
      <text:p text:style-name="Text_20_body">ar@pop-os:~$ curl -fsSL <text:a xlink:type="simple" xlink:href="https://ollama.com/install.sh" text:style-name="Internet_20_link" text:visited-style-name="Visited_20_Internet_20_Link">https://ollama.com/install.sh</text:a> | sh</text:p>
      <text:p text:style-name="Quotations">Installing ollama to /usr/local [sudo] password for ar: Downloading ollama-linux-amd64.tar.zst ######################################################################## 100.0% Creating ollama user... Adding ollama user to render group... Adding ollama user to video group... Adding current user to ollama group... Creating ollama systemd service... Enabling and starting ollama service... Created symlink /etc/systemd/system/default.target.wants/ollama.service → /etc/systemd/system/ollama.service. NVIDIA GPU installed.</text:p>
      <text:p text:style-name="Text_20_body"/>
      <text:p text:style-name="P4">Vector stores</text:p>
      <text:p text:style-name="P3"><text:tab/>Postgres</text:p>
      <text:p text:style-name="P3"/>
      <text:p text:style-name="P3"><text:tab/>OpenSearch</text:p>
      <text:p text:style-name="P3"/>
      <text:p text:style-name="P4">Track all the stuff that is running</text:p>
      <text:p text:style-name="P3"><text:tab/>Docker</text:p>
      <text:p text:style-name="P3"><text:soft-page-break/><text:tab/>Dock<text:span text:style-name="T2">e</text:span>r compos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3T11:45:05.446825748</meta:creation-date>
    <dc:date>2026-05-03T15:32:07.387472484</dc:date>
    <meta:editing-duration>PT3H3M38S</meta:editing-duration>
    <meta:editing-cycles>2</meta:editing-cycles>
    <meta:generator>LibreOffice/26.2.0.3$Linux_X86_64 LibreOffice_project/afbbd0df0edb6d40b450b0337ac646b0913a760c</meta:generator>
    <meta:document-statistic meta:table-count="0" meta:image-count="0" meta:object-count="0" meta:page-count="2" meta:paragraph-count="23" meta:word-count="99" meta:character-count="871" meta:non-whitespace-character-count="786"/>
  </office:meta>
</office:document-meta>
</file>